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ELLADO HUAMAN RONALD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FIGUEROA, HUMBERTO ALEJANDRO 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LLADO HUAMAN RONAL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696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16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